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c762" officeooo:paragraph-rsid="001bc76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c762" officeooo:paragraph-rsid="001bc76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c762" officeooo:paragraph-rsid="001bc76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c762" officeooo:paragraph-rsid="001bc76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bold" officeooo:rsid="001bc762" officeooo:paragraph-rsid="001bc762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8b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ration 2 – Klasser och objekt</text:p>
      <text:p text:style-name="P1"/>
      <text:p text:style-name="P2">Laborationsdata</text:p>
      <text:p text:style-name="P3">Namn: <text:span text:style-name="T1">Tommy Yasi</text:span></text:p>
      <text:p text:style-name="P3">Login-id: <text:span text:style-name="T1">toya1800</text:span></text:p>
      <text:p text:style-name="P3">Laboration: <text:span text:style-name="T1">2 – Klasser och objekt</text:span></text:p>
      <text:p text:style-name="P3">Datum: <text:span text:style-name="T1">2019-02-03</text:span></text:p>
      <text:p text:style-name="P3">Utvecklingsmiljö: <text:span text:style-name="T1">C</text:span><text:span text:style-name="T2">L</text:span><text:span text:style-name="T1">ion</text:span></text:p>
      <text:p text:style-name="P3"><text:span text:style-name="T1"/></text:p>
      <text:p text:style-name="P2">Filer</text:p>
      <text:p text:style-name="P5">Uppgift 1: <text:span text:style-name="T1">name.cpp, nameTest.cpp, name.h</text:span></text:p>
      <text:p text:style-name="P5">Uppgift 2: <text:span text:style-name="T1">adress.cpp, addressTest.cpp, name.h</text:span></text:p>
      <text:p text:style-name="P5">Uppgift 3: <text:span text:style-name="T1">person.cpp, main.cpp, person.h</text:span></text:p>
      <text:p text:style-name="P5"><text:span text:style-name="T1"/></text:p>
      <text:p text:style-name="P2">Slutsatser</text:p>
      <text:p text:style-name="P4">Fick lära mig om vad begreppen klasser och objekt används till, sedan var det lite enklare att förstå hur klass fungerar eftersom vi hade gått igenom struct i förra kursen men private och public var det som var nytt och gjorde det hela lite mer komplicerat.</text:p>
      <text:p text:style-name="P4">Kändes bättre när det endast var en uppgift på förra labben men den här lektionen var också mycket större, det fanns mer att ta in och lära si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0:22:28.895000000</meta:creation-date>
    <dc:date>2019-02-03T20:31:11.232000000</dc:date>
    <meta:editing-duration>PT8M42S</meta:editing-duration>
    <meta:editing-cycles>3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4" meta:word-count="111" meta:character-count="701" meta:non-whitespace-character-count="601"/>
  </office:meta>
</office:document-meta>
</file>